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Abertura</text:p>
          </table:table-cell>
          <table:table-cell table:style-name="ce38" office:value-type="float" office:value="600" calcext:value-type="float">
            <text:p>6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00" calcext:value-type="float">
            <text:p>600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Taxas</text:p>
          </table:table-cell>
          <table:table-cell table:style-name="ce38" office:value-type="float" office:value="209" calcext:value-type="float">
            <text:p>209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209" calcext:value-type="float">
            <text:p>209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2-11" calcext:value-type="date">
            <text:p>11/02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5-08" calcext:value-type="date">
            <text:p>08/05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9]-[.F9]" office:value-type="float" office:value="350" calcext:value-type="float">
            <text:p>35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9])" office:value-type="float" office:value="350" calcext:value-type="float">
            <text:p>35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10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34.465174765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6-27">00/00/0000</text:date></text:span><text:span text:style-name="MT6"><text:s/>- </text:span><text:span text:style-name="MT6"><text:time style:data-style-name="N2" text:time-value="10:21:34.466663508">00:00:00</text:time></text:span><text:span text:style-name="MT6"><text:s/></text:span></text:p>
        </style:region-center>
        <style:region-right>
          <text:p><text:span text:style-name="MT3">Silva e Targa Restaurante Ltda.</text:span></text:p>
          <text:p><text:span text:style-name="MT6">(15) 3241-2145</text:span></text:p>
          <text:p><text:span text:style-name="MT6">E-mail: leiliane.odonto@hot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ilva e Targa Restaurante Ltda.</text:span></text:p>
          <text:p><text:span text:style-name="MT9">(15) 3241-2145 - leiliane.odonto@hotmail.com</text:span><text:span text:style-name="MT10"> - Página </text:span><text:span text:style-name="MT10"><text:page-number>1</text:page-number></text:span><text:span text:style-name="MT10"><text:s/>de </text:span><text:span text:style-name="MT10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34.4705416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6-27T10:21:34.858154148</dc:date>
    <dc:language>pt-PT</dc:language>
    <meta:editing-cycles>645</meta:editing-cycles>
    <meta:editing-duration>P3DT14H32M57S</meta:editing-duration>
    <meta:print-date>2022-12-01T16:36:33.088000000</meta:print-date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